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146in" style:rel-column-width="32454*"/>
    </style:style>
    <style:style style:name="Table2.B" style:family="table-column">
      <style:table-column-properties style:column-width="3.3785in" style:rel-column-width="3308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2.041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595f" officeooo:paragraph-rsid="0007595f"/>
    </style:style>
    <style:style style:name="P2" style:family="paragraph" style:parent-style-name="Standard">
      <style:text-properties officeooo:rsid="00092a28" officeooo:paragraph-rsid="000e5b36"/>
    </style:style>
    <style:style style:name="P3" style:family="paragraph" style:parent-style-name="Standard">
      <style:text-properties officeooo:rsid="00092a28" officeooo:paragraph-rsid="00111066"/>
    </style:style>
    <style:style style:name="P4" style:family="paragraph" style:parent-style-name="Standard">
      <style:text-properties officeooo:rsid="000d17e1" officeooo:paragraph-rsid="000d17e1"/>
    </style:style>
    <style:style style:name="P5" style:family="paragraph" style:parent-style-name="Standard">
      <style:text-properties officeooo:rsid="001713f0" officeooo:paragraph-rsid="001713f0"/>
    </style:style>
    <style:style style:name="P6" style:family="paragraph" style:parent-style-name="Standard">
      <style:text-properties officeooo:rsid="00185e71" officeooo:paragraph-rsid="00185e71"/>
    </style:style>
    <style:style style:name="P7" style:family="paragraph" style:parent-style-name="Standard">
      <style:text-properties officeooo:rsid="0037abb1" officeooo:paragraph-rsid="0037abb1"/>
    </style:style>
    <style:style style:name="P8" style:family="paragraph" style:parent-style-name="Standard">
      <style:text-properties officeooo:rsid="00494dbd" officeooo:paragraph-rsid="00494dbd"/>
    </style:style>
    <style:style style:name="P9" style:family="paragraph" style:parent-style-name="Table_20_Contents">
      <style:text-properties officeooo:rsid="0007595f" officeooo:paragraph-rsid="0007595f"/>
    </style:style>
    <style:style style:name="P10" style:family="paragraph" style:parent-style-name="Table_20_Contents">
      <style:text-properties officeooo:rsid="00092a28" officeooo:paragraph-rsid="00092a28"/>
    </style:style>
    <style:style style:name="P11" style:family="paragraph" style:parent-style-name="Table_20_Contents">
      <style:text-properties officeooo:rsid="000aded4" officeooo:paragraph-rsid="000aded4"/>
    </style:style>
    <style:style style:name="P12" style:family="paragraph" style:parent-style-name="Table_20_Contents">
      <style:text-properties officeooo:rsid="000d88ae" officeooo:paragraph-rsid="000d88ae"/>
    </style:style>
    <style:style style:name="P13" style:family="paragraph" style:parent-style-name="Table_20_Contents">
      <style:text-properties officeooo:rsid="000e5947" officeooo:paragraph-rsid="000e5947"/>
    </style:style>
    <style:style style:name="P14" style:family="paragraph" style:parent-style-name="Table_20_Contents">
      <style:text-properties officeooo:rsid="000e5b36" officeooo:paragraph-rsid="000e5b36"/>
    </style:style>
    <style:style style:name="P15" style:family="paragraph" style:parent-style-name="Table_20_Contents">
      <style:text-properties officeooo:rsid="00128873" officeooo:paragraph-rsid="00128873"/>
    </style:style>
    <style:style style:name="P16" style:family="paragraph" style:parent-style-name="Table_20_Contents">
      <style:text-properties officeooo:rsid="001713f0" officeooo:paragraph-rsid="001713f0"/>
    </style:style>
    <style:style style:name="P17" style:family="paragraph" style:parent-style-name="Table_20_Contents">
      <style:text-properties officeooo:rsid="001a472e" officeooo:paragraph-rsid="001a472e"/>
    </style:style>
    <style:style style:name="P18" style:family="paragraph" style:parent-style-name="Table_20_Contents">
      <style:text-properties officeooo:rsid="001a472e" officeooo:paragraph-rsid="001b77bb"/>
    </style:style>
    <style:style style:name="P19" style:family="paragraph" style:parent-style-name="Table_20_Contents">
      <style:text-properties officeooo:rsid="001c6aec" officeooo:paragraph-rsid="001c6aec"/>
    </style:style>
    <style:style style:name="P20" style:family="paragraph" style:parent-style-name="Table_20_Contents">
      <style:text-properties officeooo:rsid="001c6aec" officeooo:paragraph-rsid="001e06e7"/>
    </style:style>
    <style:style style:name="P21" style:family="paragraph" style:parent-style-name="Table_20_Contents">
      <style:text-properties officeooo:rsid="001c6aec" officeooo:paragraph-rsid="001fc81d"/>
    </style:style>
    <style:style style:name="P22" style:family="paragraph" style:parent-style-name="Table_20_Contents">
      <style:text-properties officeooo:rsid="001c6aec" officeooo:paragraph-rsid="00211173"/>
    </style:style>
    <style:style style:name="P23" style:family="paragraph" style:parent-style-name="Table_20_Contents">
      <style:text-properties officeooo:rsid="0025d992" officeooo:paragraph-rsid="0025d992"/>
    </style:style>
    <style:style style:name="P24" style:family="paragraph" style:parent-style-name="Table_20_Contents">
      <style:text-properties officeooo:rsid="0027b85d" officeooo:paragraph-rsid="0027b85d"/>
    </style:style>
    <style:style style:name="P25" style:family="paragraph" style:parent-style-name="Table_20_Contents">
      <style:text-properties officeooo:rsid="002841eb" officeooo:paragraph-rsid="002841eb"/>
    </style:style>
    <style:style style:name="P26" style:family="paragraph" style:parent-style-name="Table_20_Contents">
      <style:text-properties officeooo:rsid="002a31dd" officeooo:paragraph-rsid="002a31dd"/>
    </style:style>
    <style:style style:name="P27" style:family="paragraph" style:parent-style-name="Table_20_Contents">
      <style:text-properties officeooo:rsid="002cdfe6" officeooo:paragraph-rsid="002cdfe6"/>
    </style:style>
    <style:style style:name="P28" style:family="paragraph" style:parent-style-name="Table_20_Contents">
      <style:text-properties officeooo:rsid="002cdfe6" officeooo:paragraph-rsid="002d482b"/>
    </style:style>
    <style:style style:name="P29" style:family="paragraph" style:parent-style-name="Table_20_Contents">
      <style:text-properties fo:font-size="10.5pt" officeooo:rsid="002cdfe6" officeooo:paragraph-rsid="002cdfe6" style:font-size-asian="10.5pt" style:font-size-complex="10.5pt"/>
    </style:style>
    <style:style style:name="P30" style:family="paragraph" style:parent-style-name="Table_20_Contents">
      <style:text-properties officeooo:rsid="00303ac5" officeooo:paragraph-rsid="00303ac5"/>
    </style:style>
    <style:style style:name="P31" style:family="paragraph" style:parent-style-name="Table_20_Contents">
      <style:text-properties officeooo:rsid="003116f1" officeooo:paragraph-rsid="003116f1"/>
    </style:style>
    <style:style style:name="P32" style:family="paragraph" style:parent-style-name="Table_20_Contents">
      <style:text-properties officeooo:rsid="00314a07" officeooo:paragraph-rsid="00314a07"/>
    </style:style>
    <style:style style:name="P33" style:family="paragraph" style:parent-style-name="Table_20_Contents">
      <style:text-properties officeooo:rsid="00334bd2" officeooo:paragraph-rsid="00334bd2"/>
    </style:style>
    <style:style style:name="P34" style:family="paragraph" style:parent-style-name="Table_20_Contents">
      <style:text-properties officeooo:rsid="0037abb1" officeooo:paragraph-rsid="0037abb1"/>
    </style:style>
    <style:style style:name="P35" style:family="paragraph" style:parent-style-name="Table_20_Contents">
      <style:text-properties officeooo:rsid="003b5d74" officeooo:paragraph-rsid="003b5d74"/>
    </style:style>
    <style:style style:name="P36" style:family="paragraph" style:parent-style-name="Table_20_Contents">
      <style:text-properties officeooo:rsid="003eaaab" officeooo:paragraph-rsid="003eaaab"/>
    </style:style>
    <style:style style:name="P37" style:family="paragraph" style:parent-style-name="Table_20_Contents">
      <style:text-properties officeooo:rsid="0040965f" officeooo:paragraph-rsid="0040965f"/>
    </style:style>
    <style:style style:name="P38" style:family="paragraph" style:parent-style-name="Table_20_Contents">
      <style:text-properties officeooo:rsid="00415edf" officeooo:paragraph-rsid="00415edf"/>
    </style:style>
    <style:style style:name="P39" style:family="paragraph" style:parent-style-name="Table_20_Contents">
      <style:text-properties officeooo:rsid="004363d9" officeooo:paragraph-rsid="004363d9"/>
    </style:style>
    <style:style style:name="P40" style:family="paragraph" style:parent-style-name="Table_20_Contents">
      <style:text-properties officeooo:rsid="004a7997" officeooo:paragraph-rsid="004a7997"/>
    </style:style>
    <style:style style:name="P41" style:family="paragraph" style:parent-style-name="Table_20_Contents">
      <style:text-properties officeooo:rsid="004c492d" officeooo:paragraph-rsid="004c492d"/>
    </style:style>
    <style:style style:name="P42" style:family="paragraph" style:parent-style-name="Table_20_Contents">
      <style:text-properties officeooo:rsid="004ccf4b" officeooo:paragraph-rsid="004ccf4b"/>
    </style:style>
    <style:style style:name="P43" style:family="paragraph" style:parent-style-name="Table_20_Contents">
      <style:text-properties officeooo:rsid="005142d6" officeooo:paragraph-rsid="005142d6"/>
    </style:style>
    <style:style style:name="P44" style:family="paragraph" style:parent-style-name="Table_20_Contents">
      <style:text-properties officeooo:rsid="00547018" officeooo:paragraph-rsid="00547018"/>
    </style:style>
    <style:style style:name="P45" style:family="paragraph" style:parent-style-name="Table_20_Contents">
      <style:text-properties officeooo:rsid="00623559" officeooo:paragraph-rsid="00623559"/>
    </style:style>
    <style:style style:name="P46" style:family="paragraph" style:parent-style-name="Table_20_Contents">
      <style:text-properties officeooo:rsid="00639d0f" officeooo:paragraph-rsid="00639d0f"/>
    </style:style>
    <style:style style:name="P47" style:family="paragraph" style:parent-style-name="Table_20_Contents">
      <style:text-properties officeooo:rsid="000e5947" officeooo:paragraph-rsid="000e5947"/>
    </style:style>
    <style:style style:name="P48" style:family="paragraph" style:parent-style-name="Table_20_Contents">
      <style:text-properties officeooo:rsid="00683dee" officeooo:paragraph-rsid="00683dee"/>
    </style:style>
    <style:style style:name="P49" style:family="paragraph" style:parent-style-name="Table_20_Contents">
      <style:text-properties officeooo:rsid="006a418a" officeooo:paragraph-rsid="006a418a"/>
    </style:style>
    <style:style style:name="P50" style:family="paragraph" style:parent-style-name="Table_20_Contents">
      <style:text-properties officeooo:rsid="006ccef7" officeooo:paragraph-rsid="006ccef7"/>
    </style:style>
    <style:style style:name="P51" style:family="paragraph" style:parent-style-name="Standard">
      <style:text-properties officeooo:rsid="00623559" officeooo:paragraph-rsid="00623559"/>
    </style:style>
    <style:style style:name="P52" style:family="paragraph" style:parent-style-name="Standard">
      <style:text-properties officeooo:paragraph-rsid="0065b131"/>
    </style:style>
    <style:style style:name="P53" style:family="paragraph" style:parent-style-name="Standard">
      <style:text-properties officeooo:rsid="00494dbd" officeooo:paragraph-rsid="000d17e1"/>
    </style:style>
    <style:style style:name="T1" style:family="text">
      <style:text-properties officeooo:rsid="000e5b36"/>
    </style:style>
    <style:style style:name="T2" style:family="text">
      <style:text-properties officeooo:rsid="001fc81d"/>
    </style:style>
    <style:style style:name="T3" style:family="text">
      <style:text-properties officeooo:rsid="0022a4cd"/>
    </style:style>
    <style:style style:name="T4" style:family="text">
      <style:text-properties officeooo:rsid="002841eb"/>
    </style:style>
    <style:style style:name="T5" style:family="text">
      <style:text-properties officeooo:rsid="00287507"/>
    </style:style>
    <style:style style:name="T6" style:family="text">
      <style:text-properties officeooo:rsid="002b0b1a"/>
    </style:style>
    <style:style style:name="T7" style:family="text">
      <style:text-properties officeooo:rsid="002d482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1c27e"/>
    </style:style>
    <style:style style:name="T10" style:family="text">
      <style:text-properties officeooo:rsid="003619b7"/>
    </style:style>
    <style:style style:name="T11" style:family="text">
      <style:text-properties officeooo:rsid="00425318"/>
    </style:style>
    <style:style style:name="T12" style:family="text">
      <style:text-properties officeooo:rsid="0045df91"/>
    </style:style>
    <style:style style:name="T13" style:family="text">
      <style:text-properties officeooo:rsid="00623559"/>
    </style:style>
    <style:style style:name="T14" style:family="text">
      <style:text-properties officeooo:rsid="0007595f"/>
    </style:style>
    <style:style style:name="T15" style:family="text">
      <style:text-properties officeooo:rsid="00635658"/>
    </style:style>
    <style:style style:name="T16" style:family="text">
      <style:text-properties officeooo:rsid="00639d0f"/>
    </style:style>
    <style:style style:name="T17" style:family="text">
      <style:text-properties fo:font-size="12pt" officeooo:rsid="001fc81d" style:font-size-asian="12pt" style:font-size-complex="12pt"/>
    </style:style>
    <style:style style:name="T18" style:family="text">
      <style:text-properties officeooo:rsid="0065b13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65b131" style:font-style-asian="italic" style:font-style-complex="italic"/>
    </style:style>
    <style:style style:name="T21" style:family="text">
      <style:text-properties fo:font-style="italic" officeooo:rsid="002841eb" style:font-style-asian="italic" style:font-style-complex="italic"/>
    </style:style>
    <style:style style:name="T22" style:family="text">
      <style:text-properties fo:font-style="italic" officeooo:rsid="0045df91" style:font-style-asian="italic" style:font-style-complex="italic"/>
    </style:style>
    <style:style style:name="T23" style:family="text">
      <style:text-properties fo:font-style="italic" officeooo:rsid="0031c27e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683dee"/>
    </style:style>
    <style:style style:name="T26" style:family="text">
      <style:text-properties officeooo:rsid="00686187"/>
    </style:style>
    <style:style style:name="T27" style:family="text">
      <style:text-properties officeooo:rsid="006a418a"/>
    </style:style>
    <style:style style:name="T28" style:family="text">
      <style:text-properties officeooo:rsid="00717c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Here the results of Estonian Snowball 1.3 are analyzed and compared with Estnltk <text:span text:style-name="T15">results</text:span>.<text:span text:style-name="T14"> </text:span></text:p>
      <text:p text:style-name="P1"/>
      <text:p text:style-name="P51">VERY GOOD EXAMPLE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5">Words</text:p>
          </table:table-cell>
          <table:table-cell table:style-name="Table1.A1" office:value-type="string">
            <text:p text:style-name="P9">Snowball’<text:span text:style-name="T13">s roots of those words</text:span></text:p>
          </table:table-cell>
          <table:table-cell table:style-name="Table1.C1" office:value-type="string">
            <text:p text:style-name="P9">Estnltk lemma<text:span text:style-name="T13">s of those words</text:span></text:p>
          </table:table-cell>
        </table:table-row>
        <table:table-row>
          <table:table-cell table:style-name="Table1.A2" office:value-type="string">
            <text:p text:style-name="P10">{'teadaolevalt', 'teadaolevaid', 'teadaolevatest', 'teadaolevail', 'teadaolevatele', 'teadaolevatel', 'teadaolevateks', 'teadaolevate', 'teadaolevaks', 'teadaoleval', 'teadaolevates', 'teadaolevat', 'teadaolevast', 'teadaoleva', 'teadaolevais', 'teadaolevas', 'teadaolevad', 'teadaolevale', 'teadaolevatesse'}</text:p>
          </table:table-cell>
          <table:table-cell table:style-name="Table1.A2" office:value-type="string">
            <text:p text:style-name="P10">teadaole</text:p>
          </table:table-cell>
          <table:table-cell table:style-name="Table1.C2" office:value-type="string">
            <text:p text:style-name="P10">{'teadaolev A', 'teadaolevalt D'}</text:p>
          </table:table-cell>
        </table:table-row>
        <table:table-row>
          <table:table-cell table:style-name="Table1.A2" office:value-type="string">
            <text:p text:style-name="P10">{'helistasime', 'helistabki', 'helistataksegi', 'helistasite', 'helistades', 'helistama', 'helistanute', 'helistab', 'helistate', 'helistavat', 'helistatakse', 'helistan', 'helistasingi', 'helista', 'helistanud', 'helistasin', 'helistamata', 'helistada', 'helistame', 'helistaski', 'helistagi', 'helistaksid', 'helistasid', 'helistaksin', 'helistadagi', 'helistavad', 'helistad', 'helistataks', 'helistavaid', 'helistamast', 'helistavate', 'helistata', 'helistatud', 'helistas'}</text:p>
          </table:table-cell>
          <table:table-cell table:style-name="Table1.A2" office:value-type="string">
            <text:p text:style-name="P10">helista</text:p>
          </table:table-cell>
          <table:table-cell table:style-name="Table1.C2" office:value-type="string">
            <text:p text:style-name="P10">{'helistav A', 'helistanu S', 'Helistame H', 'helistama V', 'helistatu S', 'Helista H'}</text:p>
          </table:table-cell>
        </table:table-row>
        <table:table-row>
          <table:table-cell table:style-name="Table1.A2" office:value-type="string">
            <text:p text:style-name="P11">{'ootamatutest', 'ootamatule', 'ootamatumate', 'ootamatum', 'ootamatuteks', 'ootamatutes', 'ootamatust', 'ootamatutesse', 'ootamatuga', 'ootamatultki', 'ootamatuks', 'ootamatuid', 'ootamatus', 'ootamatut', 'ootamatute', 'ootamatu', 'ootamatutel', 'ootamatud', 'ootamatult', 'ootamatumaid', 'ootamatul', 'ootamatumat', 'ootamatumalt', 'ootamatuma'}</text:p>
          </table:table-cell>
          <table:table-cell table:style-name="Table1.A2" office:value-type="string">
            <text:p text:style-name="P11">ootama</text:p>
          </table:table-cell>
          <table:table-cell table:style-name="Table1.C2" office:value-type="string">
            <text:p text:style-name="P11">{'ootamatu A', 'ootamatult D', 'ootamatum C', 'ootamatumalt D'}</text:p>
          </table:table-cell>
        </table:table-row>
        <table:table-row>
          <table:table-cell table:style-name="Table1.A2" office:value-type="string">
            <text:p text:style-name="P25">{'tipneda', 'tipneb', 'tipnevad', 'tipneks', 'tipnedes', 'tipnesid', 'tipnes', 'tipnenud', 'tipnema'}</text:p>
          </table:table-cell>
          <table:table-cell table:style-name="Table1.A2" office:value-type="string">
            <text:p text:style-name="P25">{'tipne'}</text:p>
          </table:table-cell>
          <table:table-cell table:style-name="Table1.C2" office:value-type="string">
            <text:p text:style-name="P50">{‘tipnema V’, ‘tipnenu S'}</text:p>
          </table:table-cell>
        </table:table-row>
      </table:table>
      <text:p text:style-name="P1"/>
      <text:p text:style-name="P4"><text:span text:style-name="T16">GOOD AND AVERAGE EXAMPLES (not so problematic, but the words divide into several lemmas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Words</text:p>
          </table:table-cell>
          <table:table-cell table:style-name="Table2.B1" office:value-type="string">
            <text:p text:style-name="P13">Snowball’<text:span text:style-name="T16">s roots of those words</text:span></text:p>
          </table:table-cell>
        </table:table-row>
        <text:soft-page-break/>
        <table:table-row>
          <table:table-cell table:style-name="Table2.A2" office:value-type="string">
            <text:p text:style-name="P13">{'autorikontsertide', 'autorikontsertidel', 'autorikontserdile', 'autorikontserdiga', 'autorikontsert', 'autorikontserti', 'autorikontserdil', 'autorikontserdi'}</text:p>
          </table:table-cell>
          <table:table-cell table:style-name="Table2.B2" office:value-type="string">
            <text:p text:style-name="P13">{'autorikontserdi', 'autorikontsert', 'autorikontserti'}</text:p>
          </table:table-cell>
        </table:table-row>
        <table:table-row>
          <table:table-cell table:style-name="Table2.A2" office:value-type="string">
            <text:p text:style-name="P14">{'ametiasutusse', 'ametiasutustega', 'ametiasutusi', 'ametiasutusele', 'ametiasutustel', 'ametiasutustele', 'ametiasutuste', 'ametiasutus', 'ametiasutuseid', 'ametiasutustes', 'ametiasutustesse', 'ametiasutused', 'ametiasutuses', 'ametiasutustest', 'ametiasutuse'}</text:p>
          </table:table-cell>
          <table:table-cell table:style-name="Table2.B2" office:value-type="string">
            <text:p text:style-name="P14">{'ametiasu', 'ametiasutusi', 'ametiasutus', 'ametiasutuse'}</text:p>
          </table:table-cell>
        </table:table-row>
        <table:table-row>
          <table:table-cell table:style-name="Table2.A2" office:value-type="string">
            <text:p text:style-name="P15">{'riketeta', 'rikkest', 'rikkena', 'rikete', 'rikke', 'rike', 'rikkele', 'rikkeid', 'riket', 'riketega', 'rikkega', 'rikked', 'riketest', 'rikkeks', 'rikkel'}</text:p>
          </table:table-cell>
          <table:table-cell table:style-name="Table2.B2" office:value-type="string">
            <text:p text:style-name="P15">{'rikkena', 'rike'}</text:p>
          </table:table-cell>
        </table:table-row>
        <table:table-row>
          <table:table-cell table:style-name="Table2.A2" office:value-type="string">
            <text:p text:style-name="P15">{'klassikomplekte', 'klassikomplektis', 'klassikomplektide', 'klassikomplektid', 'klassikomplektile', 'klassikomplekt', 'klassikomplektidele', 'klassikomplektiga', 'klassikomplekti'}</text:p>
          </table:table-cell>
          <table:table-cell table:style-name="Table2.B2" office:value-type="string">
            <text:p text:style-name="P15">{'klassikomplekt', 'klassikomplek', 'klassikomplekti'}</text:p>
          </table:table-cell>
        </table:table-row>
        <table:table-row>
          <table:table-cell table:style-name="Table2.A2" office:value-type="string">
            <text:p text:style-name="P21">{'tõmmakem', <text:s/>'tõmmatagu', 'tõmmake',</text:p>
            <text:p text:style-name="P22"><text:s/>'tõmmati', 'tõmmatigi',</text:p>
            <text:p text:style-name="P20">'tõmbama', 'tõmbab', 'tõmbamast', 'tõmbaksid', 'tõmbabki', 'tõmbasin', 'tõmbad', 'tõmban', 'tõmbate', 'tõmbaks', 'tõmbas', 'tõmbamegi', 'tõmbame', 'tõmbaski', 'tõmbavad', 'tõmba', 'tõmbamas', 'tõmbagi', <text:s/>'tõmbasime', 'tõmbasid', 'tõmbamaks', tõmbasite', 'tõmbamata'</text:p>
            <text:p text:style-name="P20">'tõmmanud', <text:s/>'tõmmatakse', <text:s/>'tõmmataks', 'tõmmatud', <text:s/>'tõmmates', <text:s/>'tõmmataksegi', </text:p>
            <text:p text:style-name="P20"><text:s/>'tõmmata'}</text:p>
          </table:table-cell>
          <table:table-cell table:style-name="Table2.B2" office:value-type="string">
            <text:p text:style-name="P19">{'tõmmatagu', 'tõmmake', <text:span text:style-name="T2">(**</text:span><text:span text:style-name="T17">SB doesn’t look at those forms**</text:span><text:span text:style-name="T2">), </text:span>'tõmmati', <text:s/></text:p>
            <text:p text:style-name="P20">'tõmba',</text:p>
            <text:p text:style-name="P20"/>
            <text:p text:style-name="P20"/>
            <text:p text:style-name="P20"/>
            <text:p text:style-name="P20"/>
            <text:p text:style-name="P20"><text:s/></text:p>
            <text:p text:style-name="P20">'tõmma', </text:p>
            <text:p text:style-name="P19"/>
            <text:p text:style-name="P19">'tõm' →<text:span text:style-name="T3"> tõm(-mata)</text:span>}</text:p>
          </table:table-cell>
        </table:table-row>
        <table:table-row>
          <table:table-cell table:style-name="Table2.A2" office:value-type="string">
            <text:p text:style-name="P24">{'mängukavale', 'mängukava', 'mängukavad', 'mängukavas', 'mängukavasse'</text:p>
            <text:p text:style-name="P24"><text:s/>'mängukavva'}</text:p>
          </table:table-cell>
          <table:table-cell table:style-name="Table2.B2" office:value-type="string">
            <text:p text:style-name="P24">{'mängukav', <text:span text:style-name="T4">(**</text:span><text:span text:style-name="T21">va</text:span><text:span text:style-name="T4">-endings are ruled out**)</text:span></text:p>
            <text:p text:style-name="P24"/>
            <text:p text:style-name="P24">'mänguka'}</text:p>
          </table:table-cell>
        </table:table-row>
        <table:table-row>
          <table:table-cell table:style-name="Table2.A2" office:value-type="string">
            <text:p text:style-name="P26">{'mittevastavust', <text:s/>'mittevastavus',</text:p>
            <text:p text:style-name="P26">'mittevastavusi', </text:p>
            <text:p text:style-name="P26">'mittevastavusele', <text:s/>'mittevastavuse', 'mittevastavusest', 'mittevastavusega'}</text:p>
          </table:table-cell>
          <table:table-cell table:style-name="Table2.B2" office:value-type="string">
            <text:p text:style-name="P26">{'mittevastavu', </text:p>
            <text:p text:style-name="P26">'mittevastavusi', </text:p>
            <text:p text:style-name="P26">'mittevastavuse'}</text:p>
          </table:table-cell>
        </table:table-row>
        <table:table-row>
          <table:table-cell table:style-name="Table2.A2" office:value-type="string">
            <text:p text:style-name="P29">{'klassiekskursiooni', 'klassiekskursioonidest', 'klassiekskursioonile', 'klassiekskursioonid', 'klassiekskursioonidele', 'klassiekskursioonideks',</text:p>
            <text:p text:style-name="P28"><text:s/>'klassiekskursioon',</text:p>
            <text:p text:style-name="P28">‘<text:span text:style-name="T7">klassiekskursioone’</text:span>}</text:p>
          </table:table-cell>
          <table:table-cell table:style-name="Table2.B2" office:value-type="string">
            <text:p text:style-name="P27">{'klassiekskursiooni', </text:p>
            <text:p text:style-name="P27"/>
            <text:p text:style-name="P28">'klassiekskursioo', <text:span text:style-name="T10">(**</text:span><text:span text:style-name="T20">n</text:span><text:span text:style-name="T10"> is the ending of 1sg**)</text:span></text:p>
            <text:p text:style-name="P28">‘<text:span text:style-name="T7">klassiekskursioone’</text:span>}</text:p>
          </table:table-cell>
        </table:table-row>
        <table:table-row>
          <table:table-cell table:style-name="Table2.A2" office:value-type="string">
            <text:p text:style-name="P32">{'lepingupartnerid', 'lepingupartner', 'lepingupartneritesse', 'lepingupartnerit', 'lepingupartneriga', 'lepingupartneriks', 'lepingupartnerite', 'lepingupartneri', 'lepingupartnerina', 'lepingupartnereid', 'lepingupartneritele', 'lepingupartnerilt', 'lepingupartneritena'}</text:p>
          </table:table-cell>
          <table:table-cell table:style-name="Table2.B2" office:value-type="string">
            <text:p text:style-name="P32">{'lepingupartneri', </text:p>
            <text:p text:style-name="P32">'lepingupartnerina', <text:s/>'lepingupartneritena', (**<text:span text:style-name="T18">SB doesn’t look at essive (</text:span><text:span text:style-name="T20">na</text:span><text:span text:style-name="T18">-endings)</text:span>**)</text:p>
            <text:p text:style-name="P32">'lepingupartner',</text:p>
            <text:p text:style-name="P32">'lepingupartnere' <text:span text:style-name="T9">(**→ </text:span><text:span text:style-name="T23">lepingupartnere(-id)</text:span><text:span text:style-name="T9">**)</text:span>}</text:p>
          </table:table-cell>
        </table:table-row>
        <table:table-row>
          <table:table-cell table:style-name="Table2.A2" office:value-type="string">
            <text:p text:style-name="P35">{'teeninduskohtadest', 'teeninduskoha', <text:soft-page-break/>'teeninduskohti', 'teeninduskohtades', 'teeninduskohtadesse', 'teeninduskohas', 'teeninduskohta', 'teeninduskohast', 'teeninduskoht', 'teeninduskohad'}</text:p>
          </table:table-cell>
          <table:table-cell table:style-name="Table2.B2" office:value-type="string">
            <text:p text:style-name="P35">{'teeninduskohta', 'teeninduskohti', <text:soft-page-break/>'teeninduskoht', 'teeninduskoha'}</text:p>
          </table:table-cell>
        </table:table-row>
      </table:table>
      <text:p text:style-name="P4"/>
      <text:p text:style-name="P52"><text:span text:style-name="T18">POOR EXAMPLES OF GRADATION (most of the forms still end up as singular genitive)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>Words</text:p>
          </table:table-cell>
          <table:table-cell table:style-name="Table3.B1" office:value-type="string">
            <text:p text:style-name="P12">Snowball’<text:span text:style-name="T27">s roots</text:span></text:p>
          </table:table-cell>
        </table:table-row>
        <table:table-row>
          <table:table-cell table:style-name="Table3.A2" office:value-type="string">
            <text:p text:style-name="P13">{'nurkade-', 'nurgale', 'nurkadele', 'nurgana', 'nurki', 'nurgas', 'nurkadeta', 'nurk', 'nurgal', 'nurkades', 'nurga', 'nurgast', 'nurgad', 'nurgaga', 'nurkadest', 'nurkade', 'nurkadesse', 'nurkadega', 'nurgalt', 'nurgani', 'nurka'}</text:p>
          </table:table-cell>
          <table:table-cell table:style-name="Table3.B2" office:value-type="string">
            <text:p text:style-name="P13">{'nurkade-', 'nurgana', 'nurki', 'nurk', 'nurga', 'nurgani', 'nurka'}</text:p>
          </table:table-cell>
        </table:table-row>
        <table:table-row>
          <table:table-cell table:style-name="Table3.A2" office:value-type="string">
            <text:p text:style-name="P18">{'söögiaegu',</text:p>
            <text:p text:style-name="P18">'söögiaegadega', 'söögiaegadel', </text:p>
            <text:p text:style-name="P18"><text:s/>'söögiaega', <text:s/></text:p>
            <text:p text:style-name="P18">'söögiajal', 'söögiajad', 'söögiaja', 'söögiajaks',</text:p>
            <text:p text:style-name="P18">'söögiaeg'}</text:p>
          </table:table-cell>
          <table:table-cell table:style-name="Table3.B2" office:value-type="string">
            <text:p text:style-name="P18">{'söögiaegu',</text:p>
            <text:p text:style-name="P18"><text:s/>'söögiaega', </text:p>
            <text:p text:style-name="P17">'söögiae' (→söögiae(-ga)),</text:p>
            <text:p text:style-name="P18">'söögiaja', </text:p>
            <text:p text:style-name="P18">'söögiaeg'}</text:p>
          </table:table-cell>
        </table:table-row>
      </table:table>
      <text:p text:style-name="P4"/>
      <text:p text:style-name="P6"><text:span text:style-name="T18">SMALLER MISTAKES OF THE ALGORITHM</text:span> <text:span text:style-name="T6">(lemmas are not logical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{'võrkkestas', 'võrkkest', 'võrkkestaga', 'võrkkestalt', 'võrkkestal', 'võrkkesta', 'võrkkestaks'}</text:p>
          </table:table-cell>
          <table:table-cell table:style-name="Table5.B1" office:value-type="string">
            <text:p text:style-name="P16">{'võrkkes', </text:p>
            <text:p text:style-name="P16">'võrkkesta', </text:p>
            <text:p text:style-name="P16">'võrke' (**→ võrkke(-st) → võrke**)}</text:p>
          </table:table-cell>
        </table:table-row>
        <table:table-row>
          <table:table-cell table:style-name="Table5.A2" office:value-type="string">
            <text:p text:style-name="P23">{'lindlad', 'lindlates', 'lindlaid', 'lindlas', 'lindla', 'lindlate'</text:p>
            <text:p text:style-name="P23">'lindlast',}</text:p>
          </table:table-cell>
          <table:table-cell table:style-name="Table5.B2" office:value-type="string">
            <text:p text:style-name="P23">{'lindla', </text:p>
            <text:p text:style-name="P23"/>
            <text:p text:style-name="P23">'lindlase' (**<text:span text:style-name="T18">like</text:span> <text:span text:style-name="T19">teadlast</text:span><text:span text:style-name="T24">**</text:span>)}</text:p>
          </table:table-cell>
        </table:table-row>
        <table:table-row>
          <table:table-cell table:style-name="Table5.A2" office:value-type="string">
            <text:p text:style-name="P33">{'hammustada', 'hammustanud', 'hammustama', 'hammustas', 'hammustavad', 'hammustasime', '<text:span text:style-name="T8">hammusta</text:span>', 'hammustab', 'hammustades', 'hammustamast', 'hammustasid', '<text:span text:style-name="T8">hammustati</text:span>', 'hammustaks', 'hammustan', 'hammustame', 'hammustatud', 'hammustasin', 'hammustatakse'}</text:p>
          </table:table-cell>
          <table:table-cell table:style-name="Table5.B2" office:value-type="string">
            <text:p text:style-name="P33">{'hammustati', (*<text:span text:style-name="T18">SB doesn’t look at this form*</text:span>*)</text:p>
            <text:p text:style-name="P33">'hammus', (→ hammus(-ta))</text:p>
            <text:p text:style-name="P33">'hammusta'}</text:p>
          </table:table-cell>
        </table:table-row>
        <table:table-row>
          <table:table-cell table:style-name="Table5.A2" office:value-type="string">
            <text:p text:style-name="P34">{'energiaettevõttele', 'energiaettevõtte', 'energiaettevõttest', '<text:span text:style-name="T8">energiaettevõte</text:span>', 'energiaettevõtete', 'energiaettevõttega', 'energiaettevõttes', 'energiaettevõtteid', 'energiaettevõtted', 'energiaettevõtetes', 'energiaettevõtetele', 'energiaettevõttel'}</text:p>
          </table:table-cell>
          <table:table-cell table:style-name="Table5.B2" office:value-type="string">
            <text:p text:style-name="P34">{'<text:span text:style-name="T8">energiaettevõ</text:span>', 'energiaettevõte'}</text:p>
          </table:table-cell>
        </table:table-row>
        <table:table-row>
          <table:table-cell table:style-name="Table5.A2" office:value-type="string">
            <text:p text:style-name="P30">{'nähtavaks', 'nähtavates', 'nähtavasse', 'nähtavateks', 'nähtavale', 'nähtavatele', 'nähtavaid', 'nähtaval', 'nähtavatest', 'nähtavat', 'nähtavas', 'nähtavate', 'nähtavadki', 'nähtavast', 'nähtava', <text:span text:style-name="T8">'nähtav'</text:span>, 'nähtavad'}</text:p>
          </table:table-cell>
          <table:table-cell table:style-name="Table5.B2" office:value-type="string">
            <text:p text:style-name="P30">{'nähta', 'nähtav'}</text:p>
          </table:table-cell>
        </table:table-row>
        <table:table-row>
          <table:table-cell table:style-name="Table5.A2" office:value-type="string">
            <text:p text:style-name="P31">{'sissesõiduteelt', 'sissesõiduteede', 'sissesõidutee', '<text:span text:style-name="T8">sissesõiduteid</text:span>', 'sissesõiduteed', 'sissesõiduteedele', 'sissesõiduteedel', 'sissesõiduteele', 'sissesõiduteel'}</text:p>
          </table:table-cell>
          <table:table-cell table:style-name="Table5.B2" office:value-type="string">
            <text:p text:style-name="P31">{'sissesõidute', 'sissesõidutee'}</text:p>
          </table:table-cell>
        </table:table-row>
        <table:table-row>
          <table:table-cell table:style-name="Table5.A2" office:value-type="string">
            <text:p text:style-name="P36">{'raskusastmest', 'raskusaste', 'raskusastme', 'raskusastmega', 'raskusastmeks', 'raskusastmelt', <text:soft-page-break/>'raskusastmed', 'raskusastmele', '<text:span text:style-name="T8">raskusastet</text:span>'}</text:p>
          </table:table-cell>
          <table:table-cell table:style-name="Table5.B2" office:value-type="string">
            <text:p text:style-name="P36">{'<text:span text:style-name="T8">raskusas</text:span>', 'raskusastme'}</text:p>
          </table:table-cell>
        </table:table-row>
        <table:table-row>
          <table:table-cell table:style-name="Table5.A2" office:value-type="string">
            <text:p text:style-name="P37">{'riia', 'riiast', 'riiaga', 'riiga', 'riia-', 'riias', 'riiale', 'riial', 'riiat'}</text:p>
          </table:table-cell>
          <table:table-cell table:style-name="Table5.B2" office:value-type="string">
            <text:p text:style-name="P37">{'riia', 'riiast', 'riiaga', 'riiga', 'riia-', 'riias', 'riiale', 'riial', 'riiat'}</text:p>
          </table:table-cell>
        </table:table-row>
      </table:table>
      <text:p text:style-name="P5"/>
      <text:p text:style-name="P4"><text:span text:style-name="T25">POOR EXAMPLES</text:span> (<text:span text:style-name="T25">homonymy</text:span>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8">Words</text:p>
          </table:table-cell>
          <table:table-cell table:style-name="Table4.B1" office:value-type="string">
            <text:p text:style-name="P12">Snowball’<text:span text:style-name="T25">s roots</text:span></text:p>
          </table:table-cell>
        </table:table-row>
        <table:table-row table:style-name="Table4.2">
          <table:table-cell table:style-name="Table4.A2" office:value-type="string">
            <text:p text:style-name="P2">{'tuntuima', 'tuntumatest','tuntum', </text:p>
            <text:p text:style-name="P3">'tundu', <text:s/>'tunduski', 'tundus', <text:s/>'tundudes', 'tundud',</text:p>
            <text:p text:style-name="P2"><text:s/>'tuntui', <text:s/></text:p>
            <text:p text:style-name="P2"><text:s/>'tuntaksegi', 'tuntaks', 'tuntakse'</text:p>
            <text:p text:style-name="P2">'tuntudki', <text:s/>'tuntuga',</text:p>
            <text:p text:style-name="P2">'tunnust', 'tunnus',</text:p>
            <text:p text:style-name="P2">'tunsid', </text:p>
            <text:p text:style-name="P2"><text:s/>'tuntu', </text:p>
            <text:p text:style-name="P2"><text:s/>'tuntust', <text:s/>‘<text:span text:style-name="T1">tuntus’,</text:span></text:p>
            <text:p text:style-name="P2">'tunduga'}</text:p>
          </table:table-cell>
          <table:table-cell table:style-name="Table4.B2" office:value-type="string">
            <text:p text:style-name="P14">tun</text:p>
          </table:table-cell>
        </table:table-row>
        <table:table-row>
          <table:table-cell table:style-name="Table4.A2" office:value-type="string">
            <text:p text:style-name="P38">{'juhtudes', 'juhtu', 'juhtusid', 'juhtude', 'juhtugi', 'juhtus', 'juhtute', 'juhtudel', 'juhtudesse', 'juhtuks', 'juhtumgi', 'juhtuma', 'juhtumas', 'juh', 'juhtum', 'juhtudest', 'juhtuski', 'juhtud', 'juhtusidki', 'juhtudega', 'juhtudeks'}</text:p>
          </table:table-cell>
          <table:table-cell table:style-name="Table4.B2" office:value-type="string">
            <text:p text:style-name="P38">Juh</text:p>
            <text:p text:style-name="P38"/>
            <text:p text:style-name="P38">(**<text:span text:style-name="T11">Estnltk lemmas here would be: </text:span>juh, juhtuma, juhtum, juht**)</text:p>
          </table:table-cell>
        </table:table-row>
        <table:table-row>
          <table:table-cell table:style-name="Table4.A2" office:value-type="string">
            <text:p text:style-name="P39">{'puukidele', 'puukidest', 'puukidel', 'puukide', 'puukingi', 'puuki'}</text:p>
          </table:table-cell>
          <table:table-cell table:style-name="Table4.B2" office:value-type="string">
            <text:p text:style-name="P39"><text:span text:style-name="T12">p</text:span>uuki <text:span text:style-name="T12">(**</text:span><text:span text:style-name="T22">puuki(-n-gi)</text:span><text:span text:style-name="T12"> as l</text:span><text:span text:style-name="T22">aula(-n-gi)</text:span><text:span text:style-name="T12">**)</text:span></text:p>
            <text:p text:style-name="P39">(**<text:span text:style-name="T26">E</text:span>stnltk: {'puuk S', 'puukink S'}**)</text:p>
          </table:table-cell>
        </table:table-row>
        <table:table-row>
          <table:table-cell table:style-name="Table4.A2" office:value-type="string">
            <text:p text:style-name="P40">{'teaduslootust', 'teadusloo', 'teadusloome'}</text:p>
          </table:table-cell>
          <table:table-cell table:style-name="Table4.B2" office:value-type="string">
            <text:p text:style-name="P40">teadusloo</text:p>
          </table:table-cell>
        </table:table-row>
        <table:table-row>
          <table:table-cell table:style-name="Table4.A2" office:value-type="string">
            <text:p text:style-name="P41">{'pühadelaud', 'pühadelaule'}</text:p>
          </table:table-cell>
          <table:table-cell table:style-name="Table4.B2" office:value-type="string">
            <text:p text:style-name="P41">pühadelau</text:p>
          </table:table-cell>
        </table:table-row>
        <table:table-row>
          <table:table-cell table:style-name="Table4.A2" office:value-type="string">
            <text:p text:style-name="P42">{'armutakse', 'armuva', '<text:span text:style-name="T8">armub</text:span>', 'armunu', <text:s/>'<text:span text:style-name="T8">armutu</text:span>', 'armutul', 'armuta', 'armunute'}</text:p>
          </table:table-cell>
          <table:table-cell table:style-name="Table4.B2" office:value-type="string">
            <text:p text:style-name="P42">armu</text:p>
          </table:table-cell>
        </table:table-row>
        <table:table-row>
          <table:table-cell table:style-name="Table4.A2" office:value-type="string">
            <text:p text:style-name="P43">{'emalt', 'emale', 'emadust', <text:s/>'emasid', 'emalegi', 'emaks', '<text:span text:style-name="T8">emadustki</text:span>', '<text:span text:style-name="T8">email</text:span>', '<text:span text:style-name="T8">emadega</text:span>'}</text:p>
          </table:table-cell>
          <table:table-cell table:style-name="Table4.B2" office:value-type="string">
            <text:p text:style-name="P43">ema</text:p>
          </table:table-cell>
        </table:table-row>
        <table:table-row>
          <table:table-cell table:style-name="Table4.A2" office:value-type="string">
            <text:p text:style-name="P44">{'kütil', '<text:span text:style-name="T8">küttivad</text:span>', 'küttides', 'küttim'???, ' '<text:span text:style-name="T8">kütitakse</text:span>', 'küti', '<text:span text:style-name="T8">kütiga</text:span>', 'kütile', 'kütivad'}</text:p>
          </table:table-cell>
          <table:table-cell table:style-name="Table4.B2" office:value-type="string">
            <text:p text:style-name="P44">küti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3:14:09.038644026</meta:creation-date>
    <meta:generator>LibreOffice/6.0.7.3$Linux_X86_64 LibreOffice_project/00m0$Build-3</meta:generator>
    <dc:date>2019-08-21T15:11:22.483344595</dc:date>
    <meta:editing-duration>PT3H24M59S</meta:editing-duration>
    <meta:editing-cycles>76</meta:editing-cycles>
    <meta:document-statistic meta:table-count="5" meta:image-count="0" meta:object-count="0" meta:page-count="4" meta:paragraph-count="129" meta:word-count="659" meta:character-count="8039" meta:non-whitespace-character-count="7459"/>
  </office:meta>
</office:document-meta>
</file>